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a2d2b" officeooo:paragraph-rsid="002a2d2b" style:font-weight-asian="normal" style:font-weight-complex="normal"/>
    </style:style>
    <style:style style:name="P2" style:family="paragraph" style:parent-style-name="Standard">
      <style:paragraph-properties fo:text-align="center" style:justify-single-word="false"/>
      <style:text-properties fo:font-size="14pt" fo:font-weight="bold" officeooo:rsid="000aedd1" officeooo:paragraph-rsid="000aedd1" style:font-size-asian="14pt" style:font-weight-asian="bold" style:font-size-complex="14pt" style:font-weight-complex="bold"/>
    </style:style>
    <style:style style:name="P3" style:family="paragraph" style:parent-style-name="Standard">
      <style:text-properties fo:font-size="11pt" officeooo:rsid="000aedd1" officeooo:paragraph-rsid="000ba118" style:font-size-asian="11pt" style:font-size-complex="11pt"/>
    </style:style>
    <style:style style:name="P4" style:family="paragraph" style:parent-style-name="Standard">
      <style:text-properties fo:font-size="11pt" officeooo:rsid="000aedd1" officeooo:paragraph-rsid="000aedd1" style:font-size-asian="11pt" style:font-size-complex="11pt"/>
    </style:style>
    <style:style style:name="P5" style:family="paragraph" style:parent-style-name="Standard">
      <style:text-properties fo:font-size="11pt" officeooo:rsid="000ba118" officeooo:paragraph-rsid="000ba118" style:font-size-asian="11pt" style:font-size-complex="11pt"/>
    </style:style>
    <style:style style:name="P6" style:family="paragraph" style:parent-style-name="Standard">
      <style:paragraph-properties fo:text-align="center" style:justify-single-word="false"/>
      <style:text-properties fo:font-size="11pt" officeooo:rsid="000ba118" officeooo:paragraph-rsid="000aedd1" style:font-size-asian="11pt" style:font-size-complex="11pt"/>
    </style:style>
    <style:style style:name="P7" style:family="paragraph" style:parent-style-name="Standard">
      <style:paragraph-properties fo:text-align="start" style:justify-single-word="false"/>
      <style:text-properties fo:font-size="11pt" officeooo:rsid="000ba118" officeooo:paragraph-rsid="000ba118" style:font-size-asian="11pt" style:font-size-complex="11pt"/>
    </style:style>
    <style:style style:name="P8" style:family="paragraph" style:parent-style-name="Standard">
      <style:paragraph-properties fo:text-align="start" style:justify-single-word="false"/>
      <style:text-properties fo:font-size="11pt" officeooo:rsid="001650d1" officeooo:paragraph-rsid="001650d1" style:font-size-asian="11pt" style:font-size-complex="11pt"/>
    </style:style>
    <style:style style:name="P9" style:family="paragraph" style:parent-style-name="Standard">
      <style:paragraph-properties fo:text-align="start" style:justify-single-word="false"/>
      <style:text-properties fo:font-size="11pt" officeooo:rsid="00238fd3" officeooo:paragraph-rsid="00238fd3" style:font-size-asian="11pt" style:font-size-complex="11pt"/>
    </style:style>
    <style:style style:name="P10" style:family="paragraph" style:parent-style-name="Standard" style:list-style-name="L1">
      <style:paragraph-properties fo:text-align="start" style:justify-single-word="false"/>
      <style:text-properties fo:font-size="11pt" officeooo:rsid="00238fd3" officeooo:paragraph-rsid="00238fd3" style:font-size-asian="11pt" style:font-size-complex="11pt"/>
    </style:style>
    <style:style style:name="P11" style:family="paragraph" style:parent-style-name="Standard">
      <style:paragraph-properties fo:text-align="start" style:justify-single-word="false"/>
      <style:text-properties fo:font-size="11pt" officeooo:rsid="00395a95" officeooo:paragraph-rsid="00395a95" style:font-size-asian="11pt" style:font-size-complex="11pt"/>
    </style:style>
    <style:style style:name="P12" style:family="paragraph" style:parent-style-name="Standard" style:list-style-name="L1">
      <style:paragraph-properties fo:text-align="start" style:justify-single-word="false"/>
      <style:text-properties fo:font-size="11pt" officeooo:rsid="005547b1" officeooo:paragraph-rsid="005547b1" style:font-size-asian="11pt" style:font-size-complex="11pt"/>
    </style:style>
    <style:style style:name="P13" style:family="paragraph" style:parent-style-name="Standard" style:list-style-name="L1">
      <style:paragraph-properties fo:text-align="start" style:justify-single-word="false"/>
      <style:text-properties fo:font-size="11pt" officeooo:rsid="0035a5ca" officeooo:paragraph-rsid="0061fe2d" style:font-size-asian="11pt" style:font-size-complex="11pt"/>
    </style:style>
    <style:style style:name="P14" style:family="paragraph" style:parent-style-name="Standard" style:list-style-name="L1">
      <style:paragraph-properties fo:text-align="start" style:justify-single-word="false"/>
      <style:text-properties fo:font-size="11pt" officeooo:rsid="005927f8" officeooo:paragraph-rsid="005927f8" style:font-size-asian="11pt" style:font-size-complex="11pt"/>
    </style:style>
    <style:style style:name="P15" style:family="paragraph" style:parent-style-name="Standard" style:list-style-name="L1">
      <style:paragraph-properties fo:text-align="start" style:justify-single-word="false"/>
      <style:text-properties fo:font-size="11pt" officeooo:rsid="003727fa" officeooo:paragraph-rsid="003727fa" style:font-size-asian="11pt" style:font-size-complex="11pt"/>
    </style:style>
    <style:style style:name="P16" style:family="paragraph" style:parent-style-name="Standard">
      <style:paragraph-properties fo:text-align="start" style:justify-single-word="false"/>
      <style:text-properties fo:font-size="11pt" officeooo:rsid="003727fa" officeooo:paragraph-rsid="003727fa" style:font-size-asian="11pt" style:font-size-complex="11pt"/>
    </style:style>
    <style:style style:name="P17" style:family="paragraph" style:parent-style-name="Standard" style:list-style-name="L1">
      <style:paragraph-properties fo:text-align="start" style:justify-single-word="false"/>
      <style:text-properties fo:font-size="11pt" officeooo:rsid="005a90a9" officeooo:paragraph-rsid="005a90a9" style:font-size-asian="11pt" style:font-size-complex="11pt"/>
    </style:style>
    <style:style style:name="P18" style:family="paragraph" style:parent-style-name="Standard">
      <style:paragraph-properties fo:text-align="start" style:justify-single-word="false"/>
      <style:text-properties fo:font-size="11pt" officeooo:paragraph-rsid="0083cd26" style:font-size-asian="11pt" style:font-size-complex="11pt"/>
    </style:style>
    <style:style style:name="P19" style:family="paragraph" style:parent-style-name="Standard">
      <style:paragraph-properties fo:text-align="start" style:justify-single-word="false"/>
      <style:text-properties fo:font-size="11pt" officeooo:rsid="003d7d33" officeooo:paragraph-rsid="003d7d33" style:font-size-asian="11pt" style:font-size-complex="11pt"/>
    </style:style>
    <style:style style:name="P20" style:family="paragraph" style:parent-style-name="Standard">
      <style:text-properties fo:font-size="11pt" fo:font-style="italic" officeooo:rsid="000aedd1" officeooo:paragraph-rsid="000ba118" style:font-size-asian="11pt" style:font-style-asian="italic" style:font-size-complex="11pt" style:font-style-complex="italic"/>
    </style:style>
    <style:style style:name="P21" style:family="paragraph" style:parent-style-name="Standard">
      <style:paragraph-properties fo:text-align="start" style:justify-single-word="false"/>
      <style:text-properties fo:font-size="11pt" fo:font-weight="bold" officeooo:rsid="000f9b51" officeooo:paragraph-rsid="000f9b51"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size="11pt" fo:font-weight="bold" officeooo:rsid="000ba118" officeooo:paragraph-rsid="000ba118"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fo:font-weight="bold" officeooo:rsid="00285595" officeooo:paragraph-rsid="00285595"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weight="bold" officeooo:rsid="0031d831" officeooo:paragraph-rsid="0031d831"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fo:font-weight="bold" officeooo:rsid="0028a326" officeooo:paragraph-rsid="0028a326"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028a326" officeooo:paragraph-rsid="000aedd1"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normal" officeooo:rsid="000dda23" officeooo:paragraph-rsid="000f9b51"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size="11pt" fo:font-weight="normal" officeooo:rsid="00a32f9a" officeooo:paragraph-rsid="00a32f9a"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font-size="11pt" fo:font-weight="normal" officeooo:rsid="002cedbd" officeooo:paragraph-rsid="002cedbd"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font-size="11pt" fo:font-weight="normal" officeooo:rsid="00669fe5" officeooo:paragraph-rsid="00669fe5"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font-size="11pt" fo:font-weight="normal" officeooo:rsid="00a4851c" officeooo:paragraph-rsid="00a4851c"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font-size="11pt" fo:font-weight="normal" officeooo:rsid="009df0bb" officeooo:paragraph-rsid="009df0bb"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font-size="11pt" fo:font-weight="normal" officeooo:rsid="00a84ac9" officeooo:paragraph-rsid="00a84ac9"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normal" officeooo:rsid="00332dc3" officeooo:paragraph-rsid="00332dc3"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332dc3" officeooo:paragraph-rsid="00452518"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332dc3" officeooo:paragraph-rsid="00465e30"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size="11pt" fo:font-weight="normal" officeooo:rsid="00332dc3" officeooo:paragraph-rsid="00ac4514"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font-size="11pt" fo:font-weight="normal" officeooo:rsid="00332dc3" officeooo:paragraph-rsid="00acb431"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332dc3" officeooo:paragraph-rsid="00b16ad1"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weight="normal" officeooo:rsid="00b40a03" officeooo:paragraph-rsid="00bb31d7"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fo:font-size="10pt" officeooo:paragraph-rsid="002b5143" style:font-size-asian="10pt" style:font-size-complex="10pt"/>
    </style:style>
    <style:style style:name="P42" style:family="paragraph" style:parent-style-name="Standard">
      <style:paragraph-properties fo:text-align="start" style:justify-single-word="false"/>
      <style:text-properties fo:font-size="10pt" officeooo:paragraph-rsid="0035011e" style:font-size-asian="10pt" style:font-size-complex="10pt"/>
    </style:style>
    <style:style style:name="P43" style:family="paragraph" style:parent-style-name="Standard">
      <style:paragraph-properties fo:text-align="start" style:justify-single-word="false"/>
      <style:text-properties fo:font-size="10pt" officeooo:paragraph-rsid="0061b47b" style:font-size-asian="10pt" style:font-size-complex="10pt"/>
    </style:style>
    <style:style style:name="P44" style:family="paragraph" style:parent-style-name="Standard">
      <style:paragraph-properties fo:text-align="start" style:justify-single-word="false"/>
      <style:text-properties fo:font-size="10pt" officeooo:paragraph-rsid="00764b35" style:font-size-asian="10pt" style:font-size-complex="10pt"/>
    </style:style>
    <style:style style:name="P45" style:family="paragraph" style:parent-style-name="Standard">
      <style:paragraph-properties fo:text-align="start" style:justify-single-word="false"/>
      <style:text-properties fo:font-size="10pt" officeooo:paragraph-rsid="00861257" style:font-size-asian="10pt" style:font-size-complex="10pt"/>
    </style:style>
    <style:style style:name="P46" style:family="paragraph" style:parent-style-name="Standard">
      <style:paragraph-properties fo:text-align="start" style:justify-single-word="false"/>
      <style:text-properties fo:font-size="10pt" officeooo:paragraph-rsid="0088807d" style:font-size-asian="10pt" style:font-size-complex="10pt"/>
    </style:style>
    <style:style style:name="T1" style:family="text">
      <style:text-properties fo:font-weight="bold" style:font-weight-asian="bold" style:font-weight-complex="bold"/>
    </style:style>
    <style:style style:name="T2" style:family="text">
      <style:text-properties officeooo:rsid="000ccc17"/>
    </style:style>
    <style:style style:name="T3" style:family="text">
      <style:text-properties officeooo:rsid="000f9b51"/>
    </style:style>
    <style:style style:name="T4" style:family="text">
      <style:text-properties officeooo:rsid="00182dc3"/>
    </style:style>
    <style:style style:name="T5" style:family="text">
      <style:text-properties officeooo:rsid="001b4abd"/>
    </style:style>
    <style:style style:name="T6" style:family="text">
      <style:text-properties officeooo:rsid="0022af7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9db434" style:font-style-asian="normal" style:font-style-complex="normal"/>
    </style:style>
    <style:style style:name="T11" style:family="text">
      <style:text-properties fo:font-style="normal" fo:font-weight="normal" officeooo:rsid="002b5143" style:font-style-asian="normal" style:font-weight-asian="normal" style:font-style-complex="normal" style:font-weight-complex="normal"/>
    </style:style>
    <style:style style:name="T12" style:family="text">
      <style:text-properties officeooo:rsid="00331ba8"/>
    </style:style>
    <style:style style:name="T13" style:family="text">
      <style:text-properties officeooo:rsid="0035011e"/>
    </style:style>
    <style:style style:name="T14" style:family="text">
      <style:text-properties officeooo:rsid="00395a95"/>
    </style:style>
    <style:style style:name="T15" style:family="text">
      <style:text-properties officeooo:rsid="0039f927"/>
    </style:style>
    <style:style style:name="T16" style:family="text">
      <style:text-properties officeooo:rsid="003f307e"/>
    </style:style>
    <style:style style:name="T17" style:family="text">
      <style:text-properties officeooo:rsid="00452518"/>
    </style:style>
    <style:style style:name="T18" style:family="text">
      <style:text-properties officeooo:rsid="00465e30"/>
    </style:style>
    <style:style style:name="T19" style:family="text">
      <style:text-properties officeooo:rsid="0047546f"/>
    </style:style>
    <style:style style:name="T20" style:family="text">
      <style:text-properties officeooo:rsid="00485fc3"/>
    </style:style>
    <style:style style:name="T21" style:family="text">
      <style:text-properties officeooo:rsid="004d6b6e"/>
    </style:style>
    <style:style style:name="T22" style:family="text">
      <style:text-properties officeooo:rsid="004e1bdb"/>
    </style:style>
    <style:style style:name="T23" style:family="text">
      <style:text-properties officeooo:rsid="00543356"/>
    </style:style>
    <style:style style:name="T24" style:family="text">
      <style:text-properties officeooo:rsid="0056b787"/>
    </style:style>
    <style:style style:name="T25" style:family="text">
      <style:text-properties officeooo:rsid="005c555e"/>
    </style:style>
    <style:style style:name="T26" style:family="text">
      <style:text-properties officeooo:rsid="0061b47b"/>
    </style:style>
    <style:style style:name="T27" style:family="text">
      <style:text-properties officeooo:rsid="0061fe2d"/>
    </style:style>
    <style:style style:name="T28" style:family="text">
      <style:text-properties officeooo:rsid="006533cb"/>
    </style:style>
    <style:style style:name="T29" style:family="text">
      <style:text-properties officeooo:rsid="00669fe5"/>
    </style:style>
    <style:style style:name="T30" style:family="text">
      <style:text-properties officeooo:rsid="006dd80e"/>
    </style:style>
    <style:style style:name="T31" style:family="text">
      <style:text-properties officeooo:rsid="00764b35"/>
    </style:style>
    <style:style style:name="T32" style:family="text">
      <style:text-properties fo:language="en" fo:country="US" fo:font-style="italic" style:font-style-asian="italic" style:font-style-complex="italic"/>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792c56" style:font-style-asian="normal" style:font-style-complex="normal"/>
    </style:style>
    <style:style style:name="T35" style:family="text">
      <style:text-properties fo:language="en" fo:country="US" fo:font-style="normal" officeooo:rsid="00793ce0" style:font-style-asian="normal" style:font-style-complex="normal"/>
    </style:style>
    <style:style style:name="T36" style:family="text">
      <style:text-properties fo:language="en" fo:country="US" fo:font-style="normal" officeooo:rsid="007b680e" style:font-style-asian="normal" style:font-style-complex="normal"/>
    </style:style>
    <style:style style:name="T37" style:family="text">
      <style:text-properties fo:language="en" fo:country="US" fo:font-style="normal" officeooo:rsid="007d00e6" style:font-style-asian="normal" style:font-style-complex="normal"/>
    </style:style>
    <style:style style:name="T38" style:family="text">
      <style:text-properties fo:language="en" fo:country="US" fo:font-style="normal" officeooo:rsid="007e4585" style:font-style-asian="normal" style:font-style-complex="normal"/>
    </style:style>
    <style:style style:name="T39" style:family="text">
      <style:text-properties fo:language="en" fo:country="US" fo:font-style="normal" officeooo:rsid="007fafaf" style:font-style-asian="normal" style:font-style-complex="normal"/>
    </style:style>
    <style:style style:name="T40" style:family="text">
      <style:text-properties fo:language="en" fo:country="US" fo:font-style="normal" officeooo:rsid="008348ea" style:font-style-asian="normal" style:font-style-complex="normal"/>
    </style:style>
    <style:style style:name="T41" style:family="text">
      <style:text-properties fo:language="en" fo:country="US" fo:font-style="normal" officeooo:rsid="0083cd26" style:font-style-asian="normal" style:font-style-complex="normal"/>
    </style:style>
    <style:style style:name="T42" style:family="text">
      <style:text-properties fo:language="en" fo:country="US" fo:font-style="normal" officeooo:rsid="00846c62" style:font-style-asian="normal" style:font-style-complex="normal"/>
    </style:style>
    <style:style style:name="T43" style:family="text">
      <style:text-properties fo:language="en" fo:country="US" fo:font-style="normal" officeooo:rsid="0088807d" style:font-style-asian="normal" style:font-style-complex="normal"/>
    </style:style>
    <style:style style:name="T44" style:family="text">
      <style:text-properties fo:language="en" fo:country="US" fo:font-style="normal" officeooo:rsid="0089898c" style:font-style-asian="normal" style:font-style-complex="normal"/>
    </style:style>
    <style:style style:name="T45" style:family="text">
      <style:text-properties fo:language="en" fo:country="US" fo:font-style="normal" officeooo:rsid="008ccd60" style:font-style-asian="normal" style:font-style-complex="normal"/>
    </style:style>
    <style:style style:name="T46" style:family="text">
      <style:text-properties fo:language="en" fo:country="US" fo:font-style="normal" officeooo:rsid="008df65a" style:font-style-asian="normal" style:font-style-complex="normal"/>
    </style:style>
    <style:style style:name="T47" style:family="text">
      <style:text-properties fo:language="en" fo:country="US" fo:font-style="normal" officeooo:rsid="008f170e" style:font-style-asian="normal" style:font-style-complex="normal"/>
    </style:style>
    <style:style style:name="T48" style:family="text">
      <style:text-properties fo:language="en" fo:country="US" fo:font-style="normal" officeooo:rsid="00902835" style:font-style-asian="normal" style:font-style-complex="normal"/>
    </style:style>
    <style:style style:name="T49" style:family="text">
      <style:text-properties fo:language="en" fo:country="US" fo:font-style="normal" officeooo:rsid="00918b34" style:font-style-asian="normal" style:font-style-complex="normal"/>
    </style:style>
    <style:style style:name="T50" style:family="text">
      <style:text-properties fo:language="en" fo:country="US" fo:font-style="normal" officeooo:rsid="00920468" style:font-style-asian="normal" style:font-style-complex="normal"/>
    </style:style>
    <style:style style:name="T51" style:family="text">
      <style:text-properties fo:language="en" fo:country="US" fo:font-style="normal" officeooo:rsid="0092d22d" style:font-style-asian="normal" style:font-style-complex="normal"/>
    </style:style>
    <style:style style:name="T52" style:family="text">
      <style:text-properties fo:font-weight="normal" officeooo:rsid="00780805" style:font-weight-asian="normal" style:font-weight-complex="normal"/>
    </style:style>
    <style:style style:name="T53" style:family="text">
      <style:text-properties fo:font-weight="normal" officeooo:rsid="00719c50" style:font-weight-asian="normal" style:font-weight-complex="normal"/>
    </style:style>
    <style:style style:name="T54" style:family="text">
      <style:text-properties fo:font-weight="normal" officeooo:rsid="00738364" style:font-weight-asian="normal" style:font-weight-complex="normal"/>
    </style:style>
    <style:style style:name="T55" style:family="text">
      <style:text-properties fo:font-weight="normal" officeooo:rsid="0081a493" style:font-weight-asian="normal" style:font-weight-complex="normal"/>
    </style:style>
    <style:style style:name="T56" style:family="text">
      <style:text-properties fo:font-weight="normal" officeooo:rsid="0086f25a" style:font-weight-asian="normal" style:font-weight-complex="normal"/>
    </style:style>
    <style:style style:name="T57" style:family="text">
      <style:text-properties fo:font-weight="normal" officeooo:rsid="008b1076" style:font-weight-asian="normal" style:font-weight-complex="normal"/>
    </style:style>
    <style:style style:name="T58" style:family="text">
      <style:text-properties officeooo:rsid="007b5c8d"/>
    </style:style>
    <style:style style:name="T59" style:family="text">
      <style:text-properties officeooo:rsid="00861257"/>
    </style:style>
    <style:style style:name="T60" style:family="text">
      <style:text-properties officeooo:rsid="0088807d"/>
    </style:style>
    <style:style style:name="T61" style:family="text">
      <style:text-properties officeooo:rsid="0098fb9f"/>
    </style:style>
    <style:style style:name="T62" style:family="text">
      <style:text-properties officeooo:rsid="009f738f"/>
    </style:style>
    <style:style style:name="T63" style:family="text">
      <style:text-properties officeooo:rsid="00a52cc0"/>
    </style:style>
    <style:style style:name="T64" style:family="text">
      <style:text-properties officeooo:rsid="00a635e9"/>
    </style:style>
    <style:style style:name="T65" style:family="text">
      <style:text-properties officeooo:rsid="00a7d812"/>
    </style:style>
    <style:style style:name="T66" style:family="text">
      <style:text-properties officeooo:rsid="00aa3842"/>
    </style:style>
    <style:style style:name="T67" style:family="text">
      <style:text-properties officeooo:rsid="00aa8e03"/>
    </style:style>
    <style:style style:name="T68" style:family="text">
      <style:text-properties officeooo:rsid="00ac4514"/>
    </style:style>
    <style:style style:name="T69" style:family="text">
      <style:text-properties officeooo:rsid="00b16ad1"/>
    </style:style>
    <style:style style:name="T70" style:family="text">
      <style:text-properties fo:font-size="10pt" style:font-size-asian="10pt" style:font-size-complex="10pt"/>
    </style:style>
    <style:style style:name="T71" style:family="text">
      <style:text-properties fo:font-size="10pt" fo:font-style="normal" officeooo:rsid="000ba118" style:font-size-asian="10pt" style:font-style-asian="normal" style:font-size-complex="10pt" style:font-style-complex="normal"/>
    </style:style>
    <style:style style:name="T72" style:family="text">
      <style:text-properties fo:font-size="10pt" fo:font-style="italic" officeooo:rsid="000ba118" style:font-size-asian="10pt" style:font-style-asian="italic" style:font-size-complex="10pt" style:font-style-complex="italic"/>
    </style:style>
    <style:style style:name="T73" style:family="text">
      <style:text-properties officeooo:rsid="00b9d4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231A</text:span></text:p>
      <text:p text:style-name="P20">Computer Vision: From 3D Reconstruction to Recognition</text:p>
      <text:p text:style-name="P4"><text:span text:style-name="T58">Author: </text:span>Luke Jaffe</text:p>
      <text:p text:style-name="P5">Due: 02/01/2018</text:p>
      <text:p text:style-name="P4"/>
      <text:p text:style-name="P2">Project Proposal</text:p>
      <text:p text:style-name="P6"/>
      <text:p text:style-name="P21"><text:span text:style-name="T6">I. </text:span>Background</text:p>
      <text:p text:style-name="P27">FS Studios, <text:span text:style-name="T3">a software contracting company which focus in-part on computer vision applications, has recently started a project involving human-computer interaction with a ToF camera produced by PMD Technologies. This camera, the CamBoard pico monstar, collects grayscale + depth (G-D) data at up to 60 fps. This project will involve an informal collaboration with FS Studios to produce algorithms and software specialized for data from this camera.</text:span></text:p>
      <text:p text:style-name="P22"/>
      <text:p text:style-name="P22"><text:span text:style-name="T6">II. </text:span>Problem <text:span text:style-name="T2">S</text:span>tatement</text:p>
      <text:p text:style-name="P8"><text:span text:style-name="T5">The first part of the project will focus on human hand pose estimation</text:span> and basic <text:span text:style-name="T30">hand action recognition</text:span> <text:span text:style-name="T4">from public RGB-D or G-D video data. Once an effective solution is developed, this solution will be applied to video data from the pico monstar camera. This problem is interesting for a variety of applications involving human-computer interaction including video games, virtual/mixed reality, and robot imitation learning [4].</text:span></text:p>
      <text:p text:style-name="P7"/>
      <text:p text:style-name="P22"><text:span text:style-name="T6">III. </text:span>Data</text:p>
      <text:p text:style-name="P9">1. Open-<text:span text:style-name="T15">S</text:span>ource <text:span text:style-name="T15">D</text:span>atasets</text:p>
      <text:p text:style-name="P11">Multiple <text:span text:style-name="T23">large </text:span>datasets which contain <text:span text:style-name="T23">annotated 3D hand video data </text:span>have been identified. <text:span text:style-name="T25">Some of the most prominent datasets are listed below. The listed datasets all have hand-joint annotations of RGB-D data. The First-Person Hand Action Dataset also has hand action labels from 45 categories. This dataset is the most likely candidate for this study since we intend to explore hand action recognition in addition to pose estimation.</text:span></text:p>
      <text:list xml:id="list957219983574802998" text:style-name="L1">
        <text:list-item>
          <text:p text:style-name="P10">NYU Hand Pose Dataset <text:span text:style-name="T27">[3]</text:span></text:p>
          <text:list>
            <text:list-item>
              <text:p text:style-name="P12">80k frames of RGB-D data <text:span text:style-name="T24">with binary segmentation annotations, and 42-DOF annotations</text:span></text:p>
            </text:list-item>
          </text:list>
        </text:list-item>
        <text:list-item>
          <text:p text:style-name="P13">BigHand2.2M Dataset <text:span text:style-name="T27">[2]</text:span></text:p>
          <text:list>
            <text:list-item>
              <text:p text:style-name="P14">2.2M frames of RGB-D data with 21-joint annotations </text:p>
            </text:list-item>
          </text:list>
        </text:list-item>
        <text:list-item>
          <text:p text:style-name="P15">First-Person Hand Action Dataset <text:span text:style-name="T27">[4]</text:span></text:p>
          <text:list>
            <text:list-item>
              <text:p text:style-name="P17">105k frames of RGB-D data with 21-joint annotations and 45 different hand <text:span text:style-name="T29">action </text:span>labels</text:p>
            </text:list-item>
          </text:list>
        </text:list-item>
      </text:list>
      <text:p text:style-name="P16"/>
      <text:p text:style-name="P16">2. Manually-<text:span text:style-name="T15">C</text:span>ollected <text:span text:style-name="T15">D</text:span>ata</text:p>
      <text:p text:style-name="P16">G-D video data will be collected from the pico monstar camera to test algorithms developed from the above open-source datasets. <text:span text:style-name="T14">Given time constraints, only a small amount of data will be gathered and annotated. This data will likely be annotated only with bounding boxes around the hands, in addition to hand action category ('writing', 'typing', etc.).</text:span></text:p>
      <text:p text:style-name="P7"/>
      <text:p text:style-name="P22"><text:span text:style-name="T12">IV. </text:span>Method<text:span text:style-name="T28">s</text:span></text:p>
      <text:p text:style-name="P18"><text:span text:style-name="T52">To the author's knowledge,</text:span><text:span text:style-name="T53"> all modern methods for hand pose estimation and hand action recognition </text:span><text:span text:style-name="T54">utilize convolutional neural networks (CNNs) [1, 2, 3, 4, 5, </text:span><text:span text:style-name="T56">6, </text:span><text:span text:style-name="T57">7</text:span><text:span text:style-name="T54">]. The BigHand2.2M paper [2] </text:span><text:span text:style-name="T55">and the First-Person Hand Action paper</text:span><text:span text:style-name="T54"> cite </text:span><text:span text:style-name="T32">Spatial Attention Deep Net with Partial PSO for Hierarchical Hybrid Hand Pose Estimation</text:span><text:span text:style-name="T33"> </text:span><text:span text:style-name="T34">[5] as </text:span><text:span text:style-name="T35">the</text:span><text:span text:style-name="T34"> state-of-the-art </text:span><text:span text:style-name="T42">for pose estimation</text:span><text:span text:style-name="T34">. </text:span><text:span text:style-name="T36">This method </text:span><text:span text:style-name="T37">uses a spatial attention mechanism and Partic</text:span><text:span text:style-name="T39">le</text:span><text:span text:style-name="T37"> Swarm Optimization (PSO) to learn </text:span><text:span text:style-name="T38">and perform inference on</text:span><text:span text:style-name="T37"> hand pose data. </text:span><text:span text:style-name="T41">In the Hand Action paper, </text:span><text:span text:style-name="T42">LSTM-based methods including </text:span><text:span text:style-name="T43">[6] and </text:span><text:span text:style-name="T44">other temporal-dependent methods such as [7] are benchmarked </text:span><text:span text:style-name="T45">for a hand action recognition </text:span><text:span text:style-name="T46">task</text:span><text:span text:style-name="T44">. </text:span><text:span text:style-name="T40">This project will attempt to re-implement the methods </text:span><text:span text:style-name="T47">from [5] and [7] </text:span><text:span text:style-name="T40">using the PyTorch framework with Python3. </text:span><text:span text:style-name="T48">Simplifications may be introduced if this task proves impractical for the time frame. </text:span><text:span text:style-name="T51">In this case, t</text:span><text:span text:style-name="T49">he method from [6] is likely easier to implement </text:span><text:span text:style-name="T50">for hand action recognition.</text:span></text:p>
      <text:p text:style-name="P7"/>
      <text:p text:style-name="P23"/>
      <text:p text:style-name="P23"/>
      <text:p text:style-name="P23"><text:soft-page-break/><text:span text:style-name="T12">V. </text:span>Reading</text:p>
      <text:p text:style-name="P19">A multitude of projects and public competitions have tackled problems involving 3D <text:span text:style-name="T16">hand pose estimation and action</text:span> recognition. <text:span text:style-name="T61">The listed references [1-7] (and others) will be studied to understand these problems and corresponding state-of-the-art solutions.</text:span></text:p>
      <text:p text:style-name="P7"/>
      <text:p text:style-name="P22"><text:span text:style-name="T12">VI. </text:span>Evaluation</text:p>
      <text:p text:style-name="P28">The <text:span text:style-name="T8">Hands 2017</text:span><text:span text:style-name="T9"> competition cites three hand pose estimation error measures as standard</text:span><text:span text:style-name="T10">:</text:span></text:p>
      <text:p text:style-name="P29"><text:span text:style-name="T29">a</text:span>. Mean error for all joints for each frame and average across all testing frames.</text:p>
      <text:p text:style-name="P29"><text:span text:style-name="T29">b</text:span>. The ratio of joints within a certain error bound.</text:p>
      <text:p text:style-name="P29"><text:span text:style-name="T29">c</text:span>. The ratio of frames that have all joints within a certain distance to ground truth annotation.</text:p>
      <text:p text:style-name="P30"/>
      <text:p text:style-name="P31"><text:span text:style-name="T63">As for hand action recognition, c</text:span>lassification problems are typically evaluated using one or more of the following measures:</text:p>
      <text:p text:style-name="P32">a. Accuracy/<text:span text:style-name="T65">Error</text:span></text:p>
      <text:p text:style-name="P32">b. Precision/Recall/<text:span text:style-name="T62">F-Measure</text:span></text:p>
      <text:p text:style-name="P32">c. <text:span text:style-name="T64">TPR/FPR/ROC Curve</text:span></text:p>
      <text:p text:style-name="P32"/>
      <text:p text:style-name="P33"><text:span text:style-name="T67">M</text:span>easures which are most standard for these problems will <text:span text:style-name="T66">identified from an evaluation of the literature and utilized in this project. Plots will be produced to visualize these measures and displayed in the following project submissions.</text:span></text:p>
      <text:p text:style-name="P7"/>
      <text:p text:style-name="P24"><text:span text:style-name="T12">VII. </text:span>Timeline</text:p>
      <text:p text:style-name="P40">The following timeline is subject to minor changes based on how long each task takes and logistics involving FS Studios and the pico monstar camera. <text:span text:style-name="T73">For the midterm progress report, most algorithm development and analysis of the open-source data is expected to be completed.</text:span></text:p>
      <text:p text:style-name="P34">02/01/2018 – Submit proposal</text:p>
      <text:p text:style-name="P35">02/0<text:span text:style-name="T17">4</text:span>/2018 – <text:span text:style-name="T17">Setup docker image for developing algorithms for the 3D hand image data</text:span></text:p>
      <text:p text:style-name="P36">02/<text:span text:style-name="T18">11</text:span>/2018 – <text:span text:style-name="T19">Develop processing and evaluation framework in python3</text:span></text:p>
      <text:p text:style-name="P37">02/<text:span text:style-name="T18">18</text:span>/2018 – <text:span text:style-name="T68">Program the cited algorithms in PyTorch</text:span></text:p>
      <text:p text:style-name="P38">02/<text:span text:style-name="T20">25</text:span>/2018 – <text:span text:style-name="T69">Test the algorithms on the open-source datasets and benchmark against existing results</text:span></text:p>
      <text:p text:style-name="P34">02/28/2018 – Submit midterm progress report</text:p>
      <text:p text:style-name="P39">0<text:span text:style-name="T21">3</text:span>/<text:span text:style-name="T21">04</text:span>/2018 – <text:span text:style-name="T21">Acquire and annotate data from the pico monstar camera</text:span></text:p>
      <text:p text:style-name="P38">0<text:span text:style-name="T21">3</text:span>/<text:span text:style-name="T21">11</text:span>/2018 – <text:span text:style-name="T22">Test developed algorithms on the pico monstar data</text:span></text:p>
      <text:p text:style-name="P34">03/19/2018 – Submit presentation video (SCPD student)</text:p>
      <text:p text:style-name="P34">03/22/2018 – Submit final project writeup and Git repository link</text:p>
      <text:p text:style-name="P26"/>
      <text:p text:style-name="P25">References</text:p>
      <text:p text:style-name="P1"><text:span text:style-name="T70">[1] <text:tab/></text:span><text:span text:style-name="Citation"><text:span text:style-name="T71">Chang, L., Deng, X., Tan, P., Wang, H., Yang, S., &amp; Zhang, Y. (2017). Hand3D: Hand Pose Estimation using 3D <text:tab/>Neural Network. </text:span></text:span><text:span text:style-name="Emphasis"><text:span text:style-name="T72">CoRR, abs/1704.02224</text:span></text:span><text:span text:style-name="Citation"><text:span text:style-name="T72">.</text:span></text:span></text:p>
      <text:p text:style-name="P41"><text:span text:style-name="T11">[2] <text:tab/></text:span>Yuan, S., Ye, Q., Stenger, B., Jain, S., &amp; Kim, T. K. (2017, July). Bighand2. 2m benchmark: Hand pose dataset and <text:tab/>state of the art analysis. In <text:span text:style-name="T7">2017 IEEE Conference on Computer Vision and Pattern Recognition (CVPR)</text:span> (pp. 2605-<text:tab/>2613). IEEE.</text:p>
      <text:p text:style-name="P42"><text:span text:style-name="T13">[3] <text:tab/></text:span>Tompson, J., Stein, M., Lecun, Y., &amp; Perlin, K. (2014). Real-time continuous pose recovery of human hands using <text:tab/>convolutional networks. <text:span text:style-name="T7">ACM Transactions on Graphics (ToG)</text:span>, <text:span text:style-name="T7">33</text:span>(5), 169.</text:p>
      <text:p text:style-name="P43"><text:span text:style-name="T26">[4] <text:tab/></text:span>Garcia-Hernando, G., Yuan, S., Baek, S., &amp; Kim, T. K. (2017). First-Person Hand Action Benchmark with RGB-D <text:tab/>Videos and 3D Hand Pose Annotations. <text:span text:style-name="T7">arXiv preprint arXiv:1704.02463</text:span>.</text:p>
      <text:p text:style-name="P44"><text:span text:style-name="T31">[5] <text:tab/></text:span>Ye, Q., Yuan, S., &amp; Kim, T. K. (2016, October). Spatial attention deep net with partial PSO for hierarchical hybrid <text:tab/>hand pose estimation. In <text:span text:style-name="T7">European Conference on Computer Vision</text:span> (pp. 346-361). Springer, Cham.</text:p>
      <text:p text:style-name="P45"><text:span text:style-name="T59">[6] <text:tab/></text:span>Zhu, W., Lan, C., Xing, J., Zeng, W., Li, Y., Shen, L., &amp; Xie, X. (2016, February). Co-Occurrence Feature Learning <text:tab/>for Skeleton Based Action Recognition Using Regularized Deep LSTM Networks. In <text:span text:style-name="T7">AAAI</text:span> (Vol. 2, p. 8).</text:p>
      <text:p text:style-name="P46"><text:span text:style-name="T60">[7] <text:tab/></text:span>Zhang, X., Wang, Y., Gou, M., Sznaier, M., &amp; Camps, O. (2016). Efficient temporal sequence comparison and <text:tab/>classification using gram matrix embeddings on a riemannian manifold. In <text:span text:style-name="T7">Proceedings of the IEEE Conference on <text:tab/>Computer Vision and Pattern Recognition</text:span> (pp. 4498-45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1:39:15.995730141</meta:creation-date>
    <meta:generator>LibreOffice/5.0.6.2$Linux_X86_64 LibreOffice_project/00$Build-2</meta:generator>
    <dc:date>2018-02-01T21:50:55.559240784</dc:date>
    <meta:editing-duration>PT3H11M6S</meta:editing-duration>
    <meta:editing-cycles>192</meta:editing-cycles>
    <meta:document-statistic meta:table-count="0" meta:image-count="0" meta:object-count="0" meta:page-count="2" meta:paragraph-count="54" meta:word-count="1009" meta:character-count="6583" meta:non-whitespace-character-count="5608"/>
  </office:meta>
</office:document-meta>
</file>